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003" calcext:value-type="float">
            <text:p>0,000003</text:p>
          </table:table-cell>
          <table:table-cell/>
          <table:table-cell office:value-type="float" office:value="0.000015" calcext:value-type="float">
            <text:p>0,000015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012" calcext:value-type="float">
            <text:p>0,000012</text:p>
          </table:table-cell>
          <table:table-cell/>
          <table:table-cell office:value-type="float" office:value="0.000126" calcext:value-type="float">
            <text:p>0,00012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88" calcext:value-type="float">
            <text:p>0,09388</text:p>
          </table:table-cell>
          <table:table-cell office:value-type="float" office:value="0.000019" calcext:value-type="float">
            <text:p>0,000019</text:p>
          </table:table-cell>
          <table:table-cell/>
          <table:table-cell office:value-type="float" office:value="0.000251" calcext:value-type="float">
            <text:p>0,00025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0.000028" calcext:value-type="float">
            <text:p>0,000028</text:p>
          </table:table-cell>
          <table:table-cell/>
          <table:table-cell office:value-type="float" office:value="0.000374" calcext:value-type="float">
            <text:p>0,00037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601" calcext:value-type="float">
            <text:p>0,37601</text:p>
          </table:table-cell>
          <table:table-cell office:value-type="float" office:value="0.000041" calcext:value-type="float">
            <text:p>0,000041</text:p>
          </table:table-cell>
          <table:table-cell/>
          <table:table-cell office:value-type="float" office:value="0.000436" calcext:value-type="float">
            <text:p>0,00043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737" calcext:value-type="float">
            <text:p>0,58737</text:p>
          </table:table-cell>
          <table:table-cell office:value-type="float" office:value="0.000054" calcext:value-type="float">
            <text:p>0,000054</text:p>
          </table:table-cell>
          <table:table-cell/>
          <table:table-cell office:value-type="float" office:value="0.000643" calcext:value-type="float">
            <text:p>0,00064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605" calcext:value-type="float">
            <text:p>0,84605</text:p>
          </table:table-cell>
          <table:table-cell office:value-type="float" office:value="0.000064" calcext:value-type="float">
            <text:p>0,000064</text:p>
          </table:table-cell>
          <table:table-cell/>
          <table:table-cell office:value-type="float" office:value="0.000734" calcext:value-type="float">
            <text:p>0,000734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192" calcext:value-type="float">
            <text:p>1,15192</text:p>
          </table:table-cell>
          <table:table-cell office:value-type="float" office:value="0.000072" calcext:value-type="float">
            <text:p>0,000072</text:p>
          </table:table-cell>
          <table:table-cell/>
          <table:table-cell office:value-type="float" office:value="0.000877" calcext:value-type="float">
            <text:p>0,00087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1095" calcext:value-type="float">
            <text:p>0,001095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0418" calcext:value-type="float">
            <text:p>1,50418</text:p>
          </table:table-cell>
          <table:table-cell office:value-type="float" office:value="0.000066" calcext:value-type="float">
            <text:p>0,000066</text:p>
          </table:table-cell>
          <table:table-cell/>
          <table:table-cell office:value-type="float" office:value="0.001079" calcext:value-type="float">
            <text:p>0,00107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1015" calcext:value-type="float">
            <text:p>0,001015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0346" calcext:value-type="float">
            <text:p>1,90346</text:p>
          </table:table-cell>
          <table:table-cell office:value-type="float" office:value="0.000081" calcext:value-type="float">
            <text:p>0,000081</text:p>
          </table:table-cell>
          <table:table-cell/>
          <table:table-cell office:value-type="float" office:value="0.001202" calcext:value-type="float">
            <text:p>0,001202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5039" calcext:value-type="float">
            <text:p>2,35039</text:p>
          </table:table-cell>
          <table:table-cell office:value-type="float" office:value="0.000094" calcext:value-type="float">
            <text:p>0,000094</text:p>
          </table:table-cell>
          <table:table-cell/>
          <table:table-cell office:value-type="float" office:value="0.001373" calcext:value-type="float">
            <text:p>0,00137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4402" calcext:value-type="float">
            <text:p>2,84402</text:p>
          </table:table-cell>
          <table:table-cell office:value-type="float" office:value="0.000108" calcext:value-type="float">
            <text:p>0,000108</text:p>
          </table:table-cell>
          <table:table-cell/>
          <table:table-cell office:value-type="float" office:value="0.001483" calcext:value-type="float">
            <text:p>0,001483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94" calcext:value-type="float">
            <text:p>3,3894</text:p>
          </table:table-cell>
          <table:table-cell office:value-type="float" office:value="0.000113" calcext:value-type="float">
            <text:p>0,000113</text:p>
          </table:table-cell>
          <table:table-cell/>
          <table:table-cell office:value-type="float" office:value="0.001574" calcext:value-type="float">
            <text:p>0,00157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7438" calcext:value-type="float">
            <text:p>3,97438</text:p>
          </table:table-cell>
          <table:table-cell office:value-type="float" office:value="0.000122" calcext:value-type="float">
            <text:p>0,000122</text:p>
          </table:table-cell>
          <table:table-cell/>
          <table:table-cell office:value-type="float" office:value="0.001766" calcext:value-type="float">
            <text:p>0,0017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75" calcext:value-type="float">
            <text:p>0,001875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1065" calcext:value-type="float">
            <text:p>4,61065</text:p>
          </table:table-cell>
          <table:table-cell office:value-type="float" office:value="0.000134" calcext:value-type="float">
            <text:p>0,000134</text:p>
          </table:table-cell>
          <table:table-cell/>
          <table:table-cell office:value-type="float" office:value="0.001891" calcext:value-type="float">
            <text:p>0,001891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282" calcext:value-type="float">
            <text:p>5,29282</text:p>
          </table:table-cell>
          <table:table-cell office:value-type="float" office:value="0.000139" calcext:value-type="float">
            <text:p>0,000139</text:p>
          </table:table-cell>
          <table:table-cell/>
          <table:table-cell office:value-type="float" office:value="0.002046" calcext:value-type="float">
            <text:p>0,002046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234" calcext:value-type="float">
            <text:p>6,02234</text:p>
          </table:table-cell>
          <table:table-cell office:value-type="float" office:value="0.000148" calcext:value-type="float">
            <text:p>0,000148</text:p>
          </table:table-cell>
          <table:table-cell/>
          <table:table-cell office:value-type="float" office:value="0.002219" calcext:value-type="float">
            <text:p>0,0022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6.25988" calcext:value-type="float">
            <text:p>6,2598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089" calcext:value-type="float">
            <text:p>6,80089</text:p>
          </table:table-cell>
          <table:table-cell office:value-type="float" office:value="0.000169" calcext:value-type="float">
            <text:p>0,000169</text:p>
          </table:table-cell>
          <table:table-cell/>
          <table:table-cell office:value-type="float" office:value="0.002546" calcext:value-type="float">
            <text:p>0,002546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2505" calcext:value-type="float">
            <text:p>0,002505</text:p>
          </table:table-cell>
          <table:table-cell office:value-type="float" office:value="7.06852" calcext:value-type="float">
            <text:p>7,06852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62447" calcext:value-type="float">
            <text:p>7,62447</text:p>
          </table:table-cell>
          <table:table-cell office:value-type="float" office:value="0.000178" calcext:value-type="float">
            <text:p>0,000178</text:p>
          </table:table-cell>
          <table:table-cell/>
          <table:table-cell office:value-type="float" office:value="0.002515" calcext:value-type="float">
            <text:p>0,00251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7.92607" calcext:value-type="float">
            <text:p>7,92607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51225" calcext:value-type="float">
            <text:p>8,51225</text:p>
          </table:table-cell>
          <table:table-cell office:value-type="float" office:value="0.000184" calcext:value-type="float">
            <text:p>0,000184</text:p>
          </table:table-cell>
          <table:table-cell/>
          <table:table-cell office:value-type="float" office:value="0.002703" calcext:value-type="float">
            <text:p>0,00270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8.84429" calcext:value-type="float">
            <text:p>8,84429</text:p>
          </table:table-cell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1592" calcext:value-type="float">
            <text:p>9,41592</text:p>
          </table:table-cell>
          <table:table-cell office:value-type="float" office:value="0.000193" calcext:value-type="float">
            <text:p>0,000193</text:p>
          </table:table-cell>
          <table:table-cell/>
          <table:table-cell office:value-type="float" office:value="0.002922" calcext:value-type="float">
            <text:p>0,002922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9.77847" calcext:value-type="float">
            <text:p>9,77847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08:16:26.9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12:33:11.525000000</dc:date>
    <meta:editing-duration>PT4H54M9S</meta:editing-duration>
    <meta:editing-cycles>7</meta:editing-cycles>
    <meta:generator>LibreOffice/7.6.7.2$Windows_X86_64 LibreOffice_project/dd47e4b30cb7dab30588d6c79c651f218165e3c5</meta:generator>
    <meta:document-statistic meta:table-count="1" meta:cell-count="199" meta:object-count="0"/>
  </office:meta>
</office:document-meta>
</file>